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fo:color="#0000ff" fo:font-size="80pt" style:font-size-asian="80pt" style:font-size-complex="80pt"/>
    </style:style>
    <style:style style:name="P4" style:family="paragraph" style:parent-style-name="Standard">
      <style:paragraph-properties fo:text-align="center" style:justify-single-word="false" fo:break-before="page"/>
      <style:text-properties fo:font-size="15pt" style:font-size-asian="15pt" style:font-size-complex="15pt"/>
    </style:style>
    <style:style style:name="P5" style:family="paragraph" style:parent-style-name="Standard">
      <style:paragraph-properties fo:break-before="page"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center" style:justify-single-word="false" fo:break-before="page"/>
      <style:text-properties fo:font-size="15pt" style:font-size-asian="15pt" style:font-size-complex="15pt"/>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style:text-properties fo:color="#0000ff" fo:font-size="80pt" style:font-size-asian="80pt" style:font-size-complex="80pt"/>
    </style:style>
    <style:style style:name="P10"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background-color="#c0c0c0">
        <style:background-image/>
      </style:paragraph-properties>
    </style:style>
    <style:style style:name="T1" style:family="text">
      <style:text-properties fo:font-size="15pt" style:font-size-asian="15pt" style:font-size-complex="15pt"/>
    </style:style>
    <style:style style:name="T2" style:family="text">
      <style:text-properties style:text-position="super 58%" fo:font-size="15pt"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
      <text:p text:style-name="P2"/>
      <text:p text:style-name="P2"/>
      <text:p text:style-name="P2"/>
      <text:p text:style-name="P3">Configuring</text:p>
      <text:p text:style-name="P3">kmotion</text:p>
      <text:p text:style-name="P2"/>
      <text:p text:style-name="P2"/>
      <text:p text:style-name="P2"/>
      <text:p text:style-name="P2">How to make it work</text:p>
      <text:p text:style-name="P5">Configuring kmotion</text:p>
      <text:p text:style-name="Standard"/>
      <text:p text:style-name="P1">How kmotion &amp; motion related </text:p>
      <text:p text:style-name="P11"><text:span text:style-name="T1"/></text:p>
      <text:p text:style-name="P11"><text:span text:style-name="T1">kmotion is a web front end to motion, 99% of configuring kmotion is the same as configuring motion. To that end you first need to understand how to first configure motion. <text:s/>There is excellent documentation on the motion website at </text:span><text:a xlink:type="simple" xlink:href="http://www.lavrsen.dk/twiki/bin/view/Motion/WebHome"><text:span text:style-name="T1">http://www.lavrsen.dk/twiki/bin/view/Motion/MotionGuide</text:span></text:a></text:p>
      <text:p text:style-name="Standard"/>
      <text:p text:style-name="P1">The 1% difference</text:p>
      <text:p text:style-name="P11"><text:span text:style-name="T1"/></text:p>
      <text:p text:style-name="P11"><text:span text:style-name="T1">In order for kmotion to work motion must have certain configuration options set up in <text:s/>a specific way. <text:s/></text:span></text:p>
      <text:p text:style-name="P11"><text:span text:style-name="T1"/></text:p>
      <text:p text:style-name="P11"><text:span text:style-name="T1">Firstly motion.conf must be implemented in threads mode even if only one camera is fitted ie there must be a motion.conf and a 1</text:span><text:span text:style-name="T2">st</text:span><text:span text:style-name="T1"> thread.conf.</text:span></text:p>
      <text:p text:style-name="P11"><text:span text:style-name="T1"/></text:p>
      <text:p text:style-name="P11"><text:span text:style-name="T1">Next do not use the following options jpeg_filename, snapshot_filename, on_event_start, on_event_end, in_picture_save or target_dir. <text:s/>If kmotion finds these options in motion.conf or its threads it will override them.</text:span></text:p>
      <text:p text:style-name="P11"><text:span text:style-name="T1"/></text:p>
      <text:p text:style-name="P11"><text:span text:style-name="T1">Last an extra option. <text:s/>To get kmotion to display the cameras description in blue in the top LHS use the kmotion option '#ktext text'. <text:s/>So if camera 3 is of a garage, in thread 3 you would add the line:</text:span></text:p>
      <text:p text:style-name="P11"><text:span text:style-name="T1"/></text:p>
      <text:p text:style-name="P11"><text:span text:style-name="T1">#ktext messy garage</text:span></text:p>
      <text:p text:style-name="P11"><text:span text:style-name="T1"/></text:p>
      <text:p text:style-name="P11"><text:span text:style-name="T1">#ktext atrts with a # so motion ignores it as a comment but it is picked up by kmotion.</text:span></text:p>
      <text:p text:style-name="P11"><text:span text:style-name="T1"><text:s text:c="2"/></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4"/>
      <text:p text:style-name="P2"/>
      <text:p text:style-name="P2"/>
      <text:p text:style-name="P2"/>
      <text:p text:style-name="P2"/>
      <text:p text:style-name="P2"/>
      <text:p text:style-name="P2"/>
      <text:p text:style-name="P2"/>
      <text:p text:style-name="P2"/>
      <text:p text:style-name="P2"/>
      <text:p text:style-name="P3">FAQ</text:p>
      <text:p text:style-name="P2"/>
      <text:p text:style-name="P2"/>
      <text:p text:style-name="P2"/>
      <text:p text:style-name="P2">Frequently asked Questions.</text:p>
      <text:p text:style-name="P5">FAQ</text:p>
      <text:p text:style-name="Standard"/>
      <text:p text:style-name="P1">'How can I change where the image database is situated ?'</text:p>
      <text:p text:style-name="Standard"/>
      <text:p text:style-name="Standard">Go to the daemons directory and edit 'daemon.rc'. <text:s/>Look for the subsection '[dirs]' and the option'images_dir = /var/lib/kmotion/images'. Change the path to point to your desired location. <text:s/>You will need to get kmotion to reconfigure itself either by re-booting your sever or executing './daemon_manual' and selecting option '3' followed by <text:s/>option '4'</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ext:s/>You will need to get kmotion to reconfigure itself either by re-booting your sever or executing './daemon_manual' and selecting option '3' followed by <text:s/>option '4'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Live logging can be seen by executing 'tail -f /var/log/messages'</text:p>
      <text:p text:style-name="Standard"/>
      <text:p text:style-name="P1">'What else can I change in daemon.rc ?'</text:p>
      <text:p text:style-name="Standard"/>
      <text:p text:style-name="Standard">Do not change anything other than options in the '[dirs]', '[storage]', or '[debug]' sections doing so will crash kmotion</text:p>
      <text:p text:style-name="Standard"/>
      <text:p text:style-name="P1">'How can I change the contents of the kmotion_vhost file ?'</text:p>
      <text:p text:style-name="Standard"/>
      <text:p text:style-name="Standard">The 'kmotion_vhost' file is generated by kmotion from the 'kmotion_vhost_template' file. <text:s/>Goto the 'apache2_config' directory and edit 'kmotion_vhost_template' respecting %xxxx% strings. <text:s/>These strings are expanded to the correct paths when 'kmotion_vhost' is generated. <text:s/>You will need to get kmotion to reconfigure itself either by re-booting your sever or executing './daemon_manual' and selecting option '3' followed by <text:s/>option '4' and restart apache by executing '/etc/init.d/apache2 restart'.</text:p>
      <text:p text:style-name="Standard"/>
      <text:p text:style-name="P1">'What is in the misc_config directory ?'</text:p>
      <text:p text:style-name="Standard"/>
      <text:p text:style-name="Standard">The 'misc_config' directory contains configs and files generated and used by kmotion. <text:s/>Do not change anything in this directory.</text:p>
      <text:p text:style-name="Standard"/>
      <text:p text:style-name="Standard"/>
      <text:p text:style-name="P4"/>
      <text:p text:style-name="P2"/>
      <text:p text:style-name="P2"/>
      <text:p text:style-name="P2"/>
      <text:p text:style-name="P2"/>
      <text:p text:style-name="P2"/>
      <text:p text:style-name="P2"/>
      <text:p text:style-name="P2"/>
      <text:p text:style-name="P2"/>
      <text:p text:style-name="P2"/>
      <text:p text:style-name="P3">Developers</text:p>
      <text:p text:style-name="P2"/>
      <text:p text:style-name="P2"/>
      <text:p text:style-name="P2"/>
      <text:p text:style-name="P2">This section gives an overview of kmotions image database structure,</text:p>
      <text:p text:style-name="P2">python back end &amp; PHP/Javascript front end.</text:p>
      <text:p text:style-name="P5">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text:soft-page-break/>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P7"/>
      <text:p text:style-name="P5">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text:soft-page-break/>error.</text:p>
      <text:p text:style-name="Standard"/>
      <text:p text:style-name="P10">The PHP/Javascript front end</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4T07:32:53</dc:date>
    <meta:editing-cycles>42</meta:editing-cycles>
    <meta:editing-duration>PT8H36M47S</meta:editing-duration>
    <meta:user-defined meta:name="Info 1"/>
    <meta:user-defined meta:name="Info 2"/>
    <meta:user-defined meta:name="Info 3"/>
    <meta:user-defined meta:name="Info 4"/>
    <meta:document-statistic meta:table-count="0" meta:image-count="0" meta:object-count="0" meta:page-count="9" meta:paragraph-count="75" meta:word-count="1735" meta:character-count="10468"/>
  </office:meta>
</office:document-meta>
</file>